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2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H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zessor:</text:p>
          </table:table-cell>
          <table:table-cell office:value-type="string" calcext:value-type="string">
            <text:p>Intel Celeron D 346 (3,06 GHz, Launch date: 2004)</text:p>
          </table:table-cell>
        </table:table-row>
        <table:table-row table:style-name="ro2">
          <table:table-cell office:value-type="string" calcext:value-type="string">
            <text:p>Arbeitsspeicher:</text:p>
          </table:table-cell>
          <table:table-cell office:value-type="string" calcext:value-type="string">
            <text:p>2GB DDR</text:p>
          </table:table-cell>
        </table:table-row>
        <table:table-row table:style-name="ro1">
          <table:table-cell office:value-type="string" calcext:value-type="string">
            <text:p>Betriebssystem:</text:p>
          </table:table-cell>
          <table:table-cell office:value-type="string" calcext:value-type="string">
            <text:p>64 bit Linux</text:p>
          </table:table-cell>
        </table:table-row>
        <table:table-row table:style-name="ro2">
          <table:table-cell office:value-type="string" calcext:value-type="string">
            <text:p>Datenbank</text:p>
          </table:table-cell>
          <table:table-cell office:value-type="string" calcext:value-type="string">
            <text:p>PostgreSQL 9.3.2</text:p>
          </table:table-cell>
        </table:table-row>
        <table:table-row table:style-name="ro2">
          <table:table-cell office:value-type="string" calcext:value-type="string">
            <text:p>Web-Server</text:p>
          </table:table-cell>
          <table:table-cell office:value-type="string" calcext:value-type="string">
            <text:p>Apache 2.4.6 / PHP 5.4.6</text:p>
          </table:table-cell>
        </table:table-row>
      </table:table>
      <table:table table:name="1,1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bfrage</text:p>
          </table:table-cell>
          <table:table-cell office:value-type="string" calcext:value-type="string">
            <text:p>#Requests</text:p>
          </table:table-cell>
          <table:table-cell table:style-name="ce2" office:value-type="string" calcext:value-type="string">
            <text:p>%Requests</text:p>
          </table:table-cell>
          <table:table-cell office:value-type="string" calcext:value-type="string">
            <text:p>Ziel-%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370" calcext:value-type="float">
            <text:p>370</text:p>
          </table:table-cell>
          <table:table-cell table:style-name="ce2" table:formula="of:=100*[.B2]/[.B8]" office:value-type="float" office:value="24.4385733157199" calcext:value-type="float">
            <text:p>24.4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68" calcext:value-type="float">
            <text:p>168</text:p>
          </table:table-cell>
          <table:table-cell table:style-name="ce2" table:formula="of:=100*[.B3]/[.B8]" office:value-type="float" office:value="11.0964332892999" calcext:value-type="float">
            <text:p>11.1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3</text:p>
          </table:table-cell>
          <table:table-cell office:value-type="float" office:value="363" calcext:value-type="float">
            <text:p>363</text:p>
          </table:table-cell>
          <table:table-cell table:style-name="ce2" table:formula="of:=100*[.B4]/[.B8]" office:value-type="float" office:value="23.9762219286658" calcext:value-type="float">
            <text:p>23.98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4</text:p>
          </table:table-cell>
          <table:table-cell office:value-type="float" office:value="148" calcext:value-type="float">
            <text:p>148</text:p>
          </table:table-cell>
          <table:table-cell table:style-name="ce2" table:formula="of:=100*[.B5]/[.B8]" office:value-type="float" office:value="9.77542932628798" calcext:value-type="float">
            <text:p>9.78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5</text:p>
          </table:table-cell>
          <table:table-cell office:value-type="float" office:value="148" calcext:value-type="float">
            <text:p>148</text:p>
          </table:table-cell>
          <table:table-cell table:style-name="ce2" table:formula="of:=100*[.B6]/[.B8]" office:value-type="float" office:value="9.77542932628798" calcext:value-type="float">
            <text:p>9.78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6</text:p>
          </table:table-cell>
          <table:table-cell office:value-type="float" office:value="317" calcext:value-type="float">
            <text:p>317</text:p>
          </table:table-cell>
          <table:table-cell table:style-name="ce2" table:formula="of:=100*[.B7]/[.B8]" office:value-type="float" office:value="20.9379128137384" calcext:value-type="float">
            <text:p>20.9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table:formula="of:=SUM([.B2:.B7])" office:value-type="float" office:value="1514" calcext:value-type="float">
            <text:p>151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vg. Respone Time:</text:p>
          </table:table-cell>
          <table:covered-table-cell/>
          <table:table-cell table:style-name="ce3" office:value-type="string" calcext:value-type="string">
            <text:p>190ms</text:p>
          </table:table-cell>
          <table:table-cell/>
        </table:table-row>
        <table:table-row table:style-name="ro3" table:number-rows-repeated="104856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2,1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bfrage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%Requests</text:p>
          </table:table-cell>
          <table:table-cell office:value-type="string" calcext:value-type="string">
            <text:p>Ziel-%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757" calcext:value-type="float">
            <text:p>757</text:p>
          </table:table-cell>
          <table:table-cell table:formula="of:=100*[.B2]/[.B8]" office:value-type="float" office:value="25.5484306446169" calcext:value-type="float">
            <text:p>25.55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310" calcext:value-type="float">
            <text:p>310</text:p>
          </table:table-cell>
          <table:table-cell table:formula="of:=100*[.B3]/[.B8]" office:value-type="float" office:value="10.4623692203847" calcext:value-type="float">
            <text:p>10.46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3</text:p>
          </table:table-cell>
          <table:table-cell office:value-type="float" office:value="709" calcext:value-type="float">
            <text:p>709</text:p>
          </table:table-cell>
          <table:table-cell table:formula="of:=100*[.B4]/[.B8]" office:value-type="float" office:value="23.9284508943638" calcext:value-type="float">
            <text:p>23.93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4</text:p>
          </table:table-cell>
          <table:table-cell office:value-type="float" office:value="302" calcext:value-type="float">
            <text:p>302</text:p>
          </table:table-cell>
          <table:table-cell table:formula="of:=100*[.B5]/[.B8]" office:value-type="float" office:value="10.1923725953426" calcext:value-type="float">
            <text:p>10.1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5</text:p>
          </table:table-cell>
          <table:table-cell office:value-type="float" office:value="292" calcext:value-type="float">
            <text:p>292</text:p>
          </table:table-cell>
          <table:table-cell table:formula="of:=100*[.B6]/[.B8]" office:value-type="float" office:value="9.85487681403983" calcext:value-type="float">
            <text:p>9.8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6</text:p>
          </table:table-cell>
          <table:table-cell office:value-type="float" office:value="593" calcext:value-type="float">
            <text:p>593</text:p>
          </table:table-cell>
          <table:table-cell table:formula="of:=100*[.B7]/[.B8]" office:value-type="float" office:value="20.0134998312521" calcext:value-type="float">
            <text:p>20.0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table:formula="of:=SUM([.B2:.B7])" office:value-type="float" office:value="2963" calcext:value-type="float">
            <text:p>2963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vg. Respone Time:</text:p>
          </table:table-cell>
          <table:covered-table-cell/>
          <table:table-cell table:style-name="ce3" office:value-type="string" calcext:value-type="string">
            <text:p>216ms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4,2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bfrage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%Requests</text:p>
          </table:table-cell>
          <table:table-cell office:value-type="string" calcext:value-type="string">
            <text:p>Ziel-%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785" calcext:value-type="float">
            <text:p>785</text:p>
          </table:table-cell>
          <table:table-cell table:formula="of:=100*[.B2]/[.B8]" office:value-type="float" office:value="24.3940335612181" calcext:value-type="float">
            <text:p>24.39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309" calcext:value-type="float">
            <text:p>309</text:p>
          </table:table-cell>
          <table:table-cell table:formula="of:=100*[.B3]/[.B8]" office:value-type="float" office:value="9.6022374145432" calcext:value-type="float">
            <text:p>9.6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3</text:p>
          </table:table-cell>
          <table:table-cell office:value-type="float" office:value="814" calcext:value-type="float">
            <text:p>814</text:p>
          </table:table-cell>
          <table:table-cell table:formula="of:=100*[.B4]/[.B8]" office:value-type="float" office:value="25.2952144188937" calcext:value-type="float">
            <text:p>25.3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4</text:p>
          </table:table-cell>
          <table:table-cell office:value-type="float" office:value="317" calcext:value-type="float">
            <text:p>317</text:p>
          </table:table-cell>
          <table:table-cell table:formula="of:=100*[.B5]/[.B8]" office:value-type="float" office:value="9.8508390304537" calcext:value-type="float">
            <text:p>9.8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5</text:p>
          </table:table-cell>
          <table:table-cell office:value-type="float" office:value="342" calcext:value-type="float">
            <text:p>342</text:p>
          </table:table-cell>
          <table:table-cell table:formula="of:=100*[.B6]/[.B8]" office:value-type="float" office:value="10.627719080174" calcext:value-type="float">
            <text:p>10.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6</text:p>
          </table:table-cell>
          <table:table-cell office:value-type="float" office:value="651" calcext:value-type="float">
            <text:p>651</text:p>
          </table:table-cell>
          <table:table-cell table:formula="of:=100*[.B7]/[.B8]" office:value-type="float" office:value="20.2299564947172" calcext:value-type="float">
            <text:p>20.2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table:formula="of:=SUM([.B2:.B7])" office:value-type="float" office:value="3218" calcext:value-type="float">
            <text:p>3218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vg. Respone Time:</text:p>
          </table:table-cell>
          <table:covered-table-cell/>
          <table:table-cell table:style-name="Default" office:value-type="string" calcext:value-type="string">
            <text:p>234ms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8,2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bfrage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%Requests</text:p>
          </table:table-cell>
          <table:table-cell office:value-type="string" calcext:value-type="string">
            <text:p>Ziel-%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453" calcext:value-type="float">
            <text:p>1453</text:p>
          </table:table-cell>
          <table:table-cell table:formula="of:=100*[.B2]/[.B8]" office:value-type="float" office:value="23.976897689769" calcext:value-type="float">
            <text:p>23.98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609" calcext:value-type="float">
            <text:p>609</text:p>
          </table:table-cell>
          <table:table-cell table:formula="of:=100*[.B3]/[.B8]" office:value-type="float" office:value="10.0495049504951" calcext:value-type="float">
            <text:p>10.0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3</text:p>
          </table:table-cell>
          <table:table-cell office:value-type="float" office:value="1588" calcext:value-type="float">
            <text:p>1588</text:p>
          </table:table-cell>
          <table:table-cell table:formula="of:=100*[.B4]/[.B8]" office:value-type="float" office:value="26.2046204620462" calcext:value-type="float">
            <text:p>26.2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4</text:p>
          </table:table-cell>
          <table:table-cell office:value-type="float" office:value="588" calcext:value-type="float">
            <text:p>588</text:p>
          </table:table-cell>
          <table:table-cell table:formula="of:=100*[.B5]/[.B8]" office:value-type="float" office:value="9.7029702970297" calcext:value-type="float">
            <text:p>9.7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5</text:p>
          </table:table-cell>
          <table:table-cell office:value-type="float" office:value="606" calcext:value-type="float">
            <text:p>606</text:p>
          </table:table-cell>
          <table:table-cell table:formula="of:=100*[.B6]/[.B8]" office:value-type="float" office:value="10" calcext:value-type="float">
            <text:p>10.0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6</text:p>
          </table:table-cell>
          <table:table-cell office:value-type="float" office:value="1216" calcext:value-type="float">
            <text:p>1216</text:p>
          </table:table-cell>
          <table:table-cell table:formula="of:=100*[.B7]/[.B8]" office:value-type="float" office:value="20.0660066006601" calcext:value-type="float">
            <text:p>20.0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table:formula="of:=SUM([.B2:.B7])" office:value-type="float" office:value="6060" calcext:value-type="float">
            <text:p>6060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vg. Respone Time:</text:p>
          </table:table-cell>
          <table:covered-table-cell/>
          <table:table-cell table:style-name="ce3" office:value-type="string" calcext:value-type="string">
            <text:p>376ms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16,2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bfrage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%Requests</text:p>
          </table:table-cell>
          <table:table-cell office:value-type="string" calcext:value-type="string">
            <text:p>Ziel-%</text:p>
          </table:table-cell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2284" calcext:value-type="float">
            <text:p>2284</text:p>
          </table:table-cell>
          <table:table-cell table:formula="of:=100*[.B2]/[.B8]" office:value-type="float" office:value="24.8179941323481" calcext:value-type="float">
            <text:p>24.82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922" calcext:value-type="float">
            <text:p>922</text:p>
          </table:table-cell>
          <table:table-cell table:formula="of:=100*[.B3]/[.B8]" office:value-type="float" office:value="10.0184722373139" calcext:value-type="float">
            <text:p>10.0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3</text:p>
          </table:table-cell>
          <table:table-cell office:value-type="float" office:value="2316" calcext:value-type="float">
            <text:p>2316</text:p>
          </table:table-cell>
          <table:table-cell table:formula="of:=100*[.B4]/[.B8]" office:value-type="float" office:value="25.1657068347278" calcext:value-type="float">
            <text:p>25.17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Q4</text:p>
          </table:table-cell>
          <table:table-cell office:value-type="float" office:value="946" calcext:value-type="float">
            <text:p>946</text:p>
          </table:table-cell>
          <table:table-cell table:formula="of:=100*[.B5]/[.B8]" office:value-type="float" office:value="10.2792567640987" calcext:value-type="float">
            <text:p>10.28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5</text:p>
          </table:table-cell>
          <table:table-cell office:value-type="float" office:value="936" calcext:value-type="float">
            <text:p>936</text:p>
          </table:table-cell>
          <table:table-cell table:formula="of:=100*[.B6]/[.B8]" office:value-type="float" office:value="10.170596544605" calcext:value-type="float">
            <text:p>10.17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6</text:p>
          </table:table-cell>
          <table:table-cell office:value-type="float" office:value="1799" calcext:value-type="float">
            <text:p>1799</text:p>
          </table:table-cell>
          <table:table-cell table:formula="of:=100*[.B7]/[.B8]" office:value-type="float" office:value="19.5479734869064" calcext:value-type="float">
            <text:p>19.5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table:formula="of:=SUM([.B2:.B7])" office:value-type="float" office:value="9203" calcext:value-type="float">
            <text:p>9203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vg. Respone Time:</text:p>
          </table:table-cell>
          <table:covered-table-cell/>
          <table:table-cell table:style-name="ce3" office:value-type="string" calcext:value-type="string">
            <text:p>1128ms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1" table:target-range-address="'1,1'.A2:'1,1'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 style:data-style-name="N2" text:time-value="0000-00-00T14:18:47.4507107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4:22:53</meta:creation-date>
    <dc:date>2014-01-26T14:22:58.088035008</dc:date>
    <meta:editing-duration>PT5H26M21S</meta:editing-duration>
    <meta:editing-cycles>33</meta:editing-cycles>
    <meta:generator>LibreOffice/4.1.4.2$Linux_X86_64 LibreOffice_project/410m0$Build-2</meta:generator>
    <meta:document-statistic meta:table-count="6" meta:cell-count="165" meta:object-count="0"/>
  </office:meta>
</office:document-meta>
</file>